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152cm" svg:stroke-color="#808080" draw:marker-start-width="0.427cm" draw:marker-end-width="0.427cm" draw:fill="solid" draw:fill-color="#999999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203cm" svg:stroke-color="#808080" draw:marker-start="Symmetric_20_Arrow" draw:marker-start-width="0.966cm" draw:marker-end="Symmetric_20_Arrow" draw:marker-end-width="0.966cm" draw:textarea-horizontal-align="center" draw:textarea-vertical-align="middle" fo:padding-top="0.228cm" fo:padding-bottom="0.228cm" fo:padding-left="0.353cm" fo:padding-right="0.353cm"/>
    </style:style>
    <style:style style:name="gr3" style:family="graphic" style:parent-style-name="standard">
      <style:graphic-properties draw:stroke="none" svg:stroke-color="#999999" draw:fill="solid" draw:fill-color="#ffff00" draw:opacity="65%" draw:textarea-horizontal-align="center" draw:textarea-vertical-align="middle" draw:shadow-opacity="65%"/>
    </style:style>
    <style:style style:name="gr4" style:family="graphic" style:parent-style-name="standard">
      <style:graphic-properties draw:stroke="none" svg:stroke-color="#999999" draw:fill="solid" draw:fill-color="#999999" draw:opacity="30%" draw:textarea-horizontal-align="center" draw:textarea-vertical-align="middle" draw:shadow-opacity="30%"/>
    </style:style>
    <style:style style:name="gr5" style:family="graphic" style:parent-style-name="standard">
      <style:graphic-properties draw:stroke="solid" draw:stroke-dash="Fine_20_Dashed" svg:stroke-width="0.254cm" svg:stroke-color="#666666" draw:marker-start-width="0.579cm" draw:marker-end-width="0.579cm" draw:textarea-horizontal-align="center" draw:textarea-vertical-align="middle" fo:padding-top="0.25cm" fo:padding-bottom="0.25cm" fo:padding-left="0.375cm" fo:padding-right="0.375cm"/>
    </style:style>
    <style:style style:name="gr6" style:family="graphic" style:parent-style-name="standard">
      <style:graphic-properties draw:stroke="solid" draw:stroke-dash="Fine_20_Dashed" svg:stroke-width="0.203cm" svg:stroke-color="#008080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solid" draw:stroke-dash="Ultrafine_20_Dashed" svg:stroke-width="0.102cm" svg:stroke-color="#4c4c4c" draw:marker-start-width="0.352cm" draw:marker-end-width="0.352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_32__20_Dots_20_1_20_Dash" svg:stroke-width="0.051cm" svg:stroke-color="#808080" draw:marker-start-width="0.276cm" draw:marker-end-width="0.276cm" draw:fill="solid" draw:fill-color="#666666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62cm"/>
    </style:style>
    <style:style style:name="gr10" style:family="graphic" style:parent-style-name="standard">
      <style:graphic-properties draw:stroke="none" svg:stroke-color="#000000" draw:fill="none" draw:fill-color="#ffffff" fo:min-height="0.086cm"/>
    </style:style>
    <style:style style:name="gr11" style:family="graphic" style:parent-style-name="standard">
      <style:graphic-properties draw:stroke="none" svg:stroke-width="0.102cm" svg:stroke-color="#000000" draw:marker-start-width="0.352cm" draw:marker-end-width="0.352cm" draw:fill="none" draw:fill-color="#b3b3b3" draw:textarea-vertical-align="middle" fo:min-height="1.02cm"/>
    </style:style>
    <style:style style:name="gr12" style:family="graphic" style:parent-style-name="standard">
      <style:graphic-properties draw:stroke="none" svg:stroke-width="0.102cm" svg:stroke-color="#000000" draw:marker-start-width="0.352cm" draw:marker-end-width="0.352cm" draw:fill="none" draw:fill-color="#ffff00" fo:min-height="0.086cm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Fine_20_Dashed" svg:stroke-width="0.203cm" svg:stroke-color="#0099ff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152cm" svg:stroke-color="#008080" draw:marker-start-width="0.427cm" draw:marker-end="Symmetric_20_Arrow" draw:marker-end-width="0.991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solid" draw:stroke-dash="Fine_20_Dashed" svg:stroke-width="0.203cm" svg:stroke-color="#33a3a3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203cm" svg:stroke-color="#008000" draw:marker-start="Symmetric_20_Arrow" draw:marker-start-width="0.66cm" draw:marker-end="Symmetric_20_Arrow" draw:marker-end-width="0.66cm" draw:textarea-horizontal-align="center" draw:textarea-vertical-align="middle" fo:padding-top="0.228cm" fo:padding-bottom="0.228cm" fo:padding-left="0.353cm" fo:padding-right="0.3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ccccc"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color="#666666" style:text-outline="false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P4" style:family="paragraph">
      <style:paragraph-properties fo:text-align="center"/>
      <style:text-properties style:text-outline="false" fo:font-family="Helvetica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style:style style:name="P5" style:family="paragraph">
      <style:paragraph-properties fo:text-align="center"/>
      <style:text-properties style:text-outline="false" fo:font-family="Helvetica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color="#000000" style:text-outline="false" fo:font-family="Helvetica" style:font-family-generic="swiss" style:font-pitch="variable" fo:font-size="24pt" fo:text-shadow="none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color="#000000" style:text-outline="false" fo:font-family="Helvetica" style:font-family-generic="swiss" style:font-pitch="variable" fo:font-size="32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cccccc"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666666" style:text-outline="false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3" style:family="text">
      <style:text-properties style:text-outline="false" fo:font-family="Helvetica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style:style style:name="T4" style:family="text">
      <style:text-properties style:text-outline="false" fo:font-family="Helvetica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5" style:family="text">
      <style:text-properties fo:color="#000000" style:text-outline="false" fo:font-family="Helvetica" style:font-family-generic="swiss" style:font-pitch="variable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color="#000000" style:text-outline="false" fo:font-family="Helvetica" style:font-family-generic="swiss" style:font-pitch="variable" fo:font-size="32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95cm" svg:height="11.43cm" svg:x="4.115cm" svg:y="2.27cm">
          <text:p/>
          <draw:enhanced-geometry svg:viewBox="0 0 21600 21600" draw:text-areas="?f0 0 ?f2 ?f5" draw:type="down-arrow" draw:modifiers="19844.5630303561 8983.333333333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" draw:text-style-name="P1" draw:layer="layout" svg:x1="8.065cm" svg:y1="13.8cm" svg:x2="8.065cm" svg:y2="6.815cm">
          <text:p/>
        </draw:line>
        <draw:rect draw:style-name="gr3" draw:text-style-name="P1" draw:layer="layout" svg:width="26.67cm" svg:height="1.619cm" svg:x="0.8cm" svg:y="7.001cm">
          <text:p/>
        </draw:rect>
        <draw:rect draw:style-name="gr4" draw:text-style-name="P1" draw:layer="layout" svg:width="26.67cm" svg:height="5.715cm" svg:x="0.9cm" svg:y="14cm">
          <text:p/>
        </draw:rect>
        <draw:line draw:style-name="gr5" draw:text-style-name="P1" draw:layer="layout" svg:x1="0.9cm" svg:y1="19.875cm" svg:x2="27.57cm" svg:y2="19.875cm">
          <text:p/>
        </draw:line>
        <draw:line draw:style-name="gr5" draw:text-style-name="P1" draw:layer="layout" svg:x1="0.8cm" svg:y1="13.905cm" svg:x2="27.47cm" svg:y2="13.905cm">
          <text:p/>
        </draw:line>
        <draw:line draw:style-name="gr6" draw:text-style-name="P1" draw:layer="layout" svg:x1="0.8cm" svg:y1="6.905cm" svg:x2="27.47cm" svg:y2="6.905cm">
          <text:p/>
        </draw:line>
        <draw:custom-shape draw:style-name="gr7" draw:text-style-name="P1" draw:layer="layout" svg:width="0.799cm" svg:height="5.901cm" svg:x="5.116cm" svg:y="14cm">
          <text:p/>
          <draw:enhanced-geometry svg:viewBox="0 0 21600 21600" draw:text-areas="?f0 0 ?f2 ?f5" draw:type="down-arrow" draw:modifiers="19030.8370044053 105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8" draw:text-style-name="P1" draw:layer="layout" svg:width="25.94cm" svg:height="1.27cm" svg:x="1cm" svg:y="1.635cm">
          <text:p/>
        </draw:rect>
        <draw:frame draw:style-name="gr9" draw:text-style-name="P2" draw:layer="layout" svg:width="10.075cm" svg:height="0.87cm" svg:x="0.815cm" svg:y="1.87cm">
          <draw:text-box>
            <text:p text:style-name="P2"><text:span text:style-name="T1">Outer surface: Pout, TK0, L, R, M</text:span></text:p>
          </draw:text-box>
        </draw:frame>
        <draw:frame draw:style-name="gr10" draw:text-style-name="P3" draw:layer="layout" svg:width="4.045cm" svg:height="0.954cm" svg:x="0.745cm" svg:y="12.958cm">
          <draw:text-box>
            <text:p text:style-name="P3"><text:span text:style-name="T2">PK0, old</text:span></text:p>
          </draw:text-box>
        </draw:frame>
        <draw:frame draw:style-name="gr11" draw:text-style-name="P3" draw:layer="layout" svg:width="4.385cm" svg:height="1.27cm" svg:x="0.495cm" svg:y="18.838cm">
          <draw:text-box>
            <text:p text:style-name="P3"><text:span text:style-name="T2">PK1, old</text:span></text:p>
          </draw:text-box>
        </draw:frame>
        <draw:frame draw:style-name="gr12" draw:text-style-name="P3" draw:layer="layout" svg:width="3.943cm" svg:height="1.054cm" draw:transform="rotate (1.5707963267946) translate (7.024cm 12.528cm)">
          <draw:text-box>
            <text:p text:style-name="P3"><text:span text:style-name="T2">DelP, old</text:span></text:p>
          </draw:text-box>
        </draw:frame>
        <draw:frame draw:style-name="gr12" draw:text-style-name="P4" draw:layer="layout" svg:width="4.779cm" svg:height="1.477cm" svg:x="7.355cm" svg:y="5.645cm">
          <draw:text-box>
            <text:p text:style-name="P4"><text:span text:style-name="T3">PK0</text:span></text:p>
          </draw:text-box>
        </draw:frame>
        <draw:line draw:style-name="gr13" draw:text-style-name="P1" draw:layer="layout" svg:x1="0.8cm" svg:y1="8.605cm" svg:x2="27.47cm" svg:y2="8.605cm">
          <text:p/>
        </draw:line>
        <draw:line draw:style-name="gr14" draw:text-style-name="P1" draw:layer="layout" svg:x1="11.435cm" svg:y1="6.815cm" svg:x2="11.435cm" svg:y2="8.72cm">
          <text:p/>
        </draw:line>
        <draw:frame draw:style-name="gr12" draw:text-style-name="P5" draw:layer="layout" svg:width="4.779cm" svg:height="1.477cm" svg:x="10.656cm" svg:y="7.646cm">
          <draw:text-box>
            <text:p text:style-name="P5"><text:span text:style-name="T4">PK1</text:span></text:p>
          </draw:text-box>
        </draw:frame>
        <draw:line draw:style-name="gr15" draw:text-style-name="P1" draw:layer="layout" svg:x1="0.8cm" svg:y1="4.605cm" svg:x2="27.47cm" svg:y2="4.605cm">
          <text:p/>
        </draw:line>
        <draw:line draw:style-name="gr16" draw:text-style-name="P1" draw:layer="layout" svg:x1="16.265cm" svg:y1="6.715cm" svg:x2="16.265cm" svg:y2="4.816cm">
          <text:p/>
        </draw:line>
        <draw:frame draw:style-name="gr12" draw:text-style-name="P6" draw:layer="layout" svg:width="3.943cm" svg:height="1.198cm" draw:transform="rotate (1.5707963267946) translate (15.024cm 7.729cm)">
          <draw:text-box>
            <text:p text:style-name="P6"><text:span text:style-name="T5">DelP</text:span></text:p>
          </draw:text-box>
        </draw:frame>
        <draw:frame draw:style-name="gr10" draw:text-style-name="P7" draw:layer="layout" svg:width="5.715cm" svg:height="1.377cm" svg:x="16.68cm" svg:y="3.377cm">
          <draw:text-box>
            <text:p text:style-name="P7"><text:span text:style-name="T6">PK0, n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l Ruhlen</meta:initial-creator>
    <meta:creation-date>2012-05-09T01:49:21</meta:creation-date>
    <dc:date>2012-05-09T03:20:27</dc:date>
    <dc:creator>Laurel Ruhlen</dc:creator>
    <meta:editing-duration>PT21M9S</meta:editing-duration>
    <meta:editing-cycles>2</meta:editing-cycles>
    <meta:generator>OpenOffice.org/3.3$Unix OpenOffice.org_project/330m20$Build-9567</meta:generator>
    <meta:document-statistic meta:object-count="21"/>
  </office:meta>
</office:document-meta>
</file>